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388cm"/>
    </style:style>
    <style:style style:name="co3" style:family="table-column">
      <style:table-column-properties fo:break-before="auto" style:column-width="12.218cm"/>
    </style:style>
    <style:style style:name="co4" style:family="table-column">
      <style:table-column-properties fo:break-before="auto" style:column-width="10.17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330276">
            <text:p>330276</text:p>
          </table:table-cell>
          <table:table-cell office:value-type="string">
            <text:p>/northern-ireland/about-fsa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office:value-type="string">
            <text:p>/northern-ireland/about-fsa-ni/advisorycommitte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7615">
            <text:p>347615</text:p>
          </table:table-cell>
          <table:table-cell office:value-type="string">
            <text:p>/northern-ireland/about-fsa-ni/advisorycommittee/meetin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177">
            <text:p>700177</text:p>
          </table:table-cell>
          <table:table-cell office:value-type="string">
            <text:p>/northern-ireland/about-fsa-ni/advisorycommittee/meetings/nifac-meeting-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180">
            <text:p>700180</text:p>
          </table:table-cell>
          <table:table-cell office:value-type="string">
            <text:p>/northern-ireland/about-fsa-ni/advisorycommittee/meetings/nifac-meeting-2014/nifac-meet-1501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806">
            <text:p>704806</text:p>
          </table:table-cell>
          <table:table-cell office:value-type="string">
            <text:p>/northern-ireland/about-fsa-ni/advisorycommittee/meetings/nifac-meeting-2014/nifac-meet-2702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058">
            <text:p>715058</text:p>
          </table:table-cell>
          <table:table-cell office:value-type="string">
            <text:p>/northern-ireland/about-fsa-ni/advisorycommittee/meetings/nifac-meeting-2014/nifac4june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978">
            <text:p>649978</text:p>
          </table:table-cell>
          <table:table-cell office:value-type="string">
            <text:p>/northern-ireland/about-fsa-ni/advisorycommittee/meetings/nifac-meets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009">
            <text:p>664009</text:p>
          </table:table-cell>
          <table:table-cell office:value-type="string">
            <text:p>/northern-ireland/about-fsa-ni/advisorycommittee/meetings/nifac-meets-2013/nifac-10apr-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981">
            <text:p>649981</text:p>
          </table:table-cell>
          <table:table-cell office:value-type="string">
            <text:p>/northern-ireland/about-fsa-ni/advisorycommittee/meetings/nifac-meets-2013/nifac-jan13-agend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617">
            <text:p>691617</text:p>
          </table:table-cell>
          <table:table-cell office:value-type="string">
            <text:p>/northern-ireland/about-fsa-ni/advisorycommittee/meetings/nifac-meets-2013/nifac-meet-30oct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604">
            <text:p>683604</text:p>
          </table:table-cell>
          <table:table-cell office:value-type="string">
            <text:p>/northern-ireland/about-fsa-ni/advisorycommittee/meetings/nifac-meets-2013/nifac-meet-sept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609">
            <text:p>671609</text:p>
          </table:table-cell>
          <table:table-cell office:value-type="string">
            <text:p>/northern-ireland/about-fsa-ni/advisorycommittee/meetings/nifac-meets-2013/nifac-meeting-29may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441">
            <text:p>657441</text:p>
          </table:table-cell>
          <table:table-cell office:value-type="string">
            <text:p>/northern-ireland/about-fsa-ni/advisorycommittee/meetings/nifac-meets-2013/nifac27feb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219">
            <text:p>563219</text:p>
          </table:table-cell>
          <table:table-cell office:value-type="string">
            <text:p>/northern-ireland/about-fsa-ni/advisorycommittee/meetings/nifacmeets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223">
            <text:p>563223</text:p>
          </table:table-cell>
          <table:table-cell office:value-type="string">
            <text:p>/northern-ireland/about-fsa-ni/advisorycommittee/meetings/nifacmeets2011/nifac11011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091">
            <text:p>569091</text:p>
          </table:table-cell>
          <table:table-cell office:value-type="string">
            <text:p>/northern-ireland/about-fsa-ni/advisorycommittee/meetings/nifacmeets2011/nifac11031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432">
            <text:p>573432</text:p>
          </table:table-cell>
          <table:table-cell office:value-type="string">
            <text:p>/northern-ireland/about-fsa-ni/advisorycommittee/meetings/nifacmeets2011/nifac11051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759">
            <text:p>580759</text:p>
          </table:table-cell>
          <table:table-cell office:value-type="string">
            <text:p>/northern-ireland/about-fsa-ni/advisorycommittee/meetings/nifacmeets2011/nifac1107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827">
            <text:p>584827</text:p>
          </table:table-cell>
          <table:table-cell office:value-type="string">
            <text:p>/northern-ireland/about-fsa-ni/advisorycommittee/meetings/nifacmeets2011/nifac11083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383">
            <text:p>592383</text:p>
          </table:table-cell>
          <table:table-cell office:value-type="string">
            <text:p>/northern-ireland/about-fsa-ni/advisorycommittee/meetings/nifacmeets2011/nifac1111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851">
            <text:p>598851</text:p>
          </table:table-cell>
          <table:table-cell office:value-type="string">
            <text:p>/northern-ireland/about-fsa-ni/advisorycommittee/meetings/nifacmeets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699">
            <text:p>615699</text:p>
          </table:table-cell>
          <table:table-cell office:value-type="string">
            <text:p>/northern-ireland/about-fsa-ni/advisorycommittee/meetings/nifacmeets2012/nifac0507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854">
            <text:p>598854</text:p>
          </table:table-cell>
          <table:table-cell office:value-type="string">
            <text:p>/northern-ireland/about-fsa-ni/advisorycommittee/meetings/nifacmeets2012/nifac12011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559">
            <text:p>633559</text:p>
          </table:table-cell>
          <table:table-cell office:value-type="string">
            <text:p>/northern-ireland/about-fsa-ni/advisorycommittee/meetings/nifacmeets2012/nifac509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594">
            <text:p>646594</text:p>
          </table:table-cell>
          <table:table-cell office:value-type="string">
            <text:p>/northern-ireland/about-fsa-ni/advisorycommittee/meetings/nifacmeets2012/nifac5dec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962">
            <text:p>642962</text:p>
          </table:table-cell>
          <table:table-cell office:value-type="string">
            <text:p>/northern-ireland/about-fsa-ni/advisorycommittee/meetings/nifacmeets2012/nifac7nov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127">
            <text:p>612127</text:p>
          </table:table-cell>
          <table:table-cell office:value-type="string">
            <text:p>/northern-ireland/about-fsa-ni/advisorycommittee/meetings/nifacmeets2012/nifacmeeting1605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235">
            <text:p>605235</text:p>
          </table:table-cell>
          <table:table-cell office:value-type="string">
            <text:p>/northern-ireland/about-fsa-ni/advisorycommittee/meetings/nifacmeets2012/nnifac12003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1289">
            <text:p>251289</text:p>
          </table:table-cell>
          <table:table-cell office:value-type="string">
            <text:p>/northern-ireland/about-fsa-ni/advisorycommittee/nifacmemb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1294">
            <text:p>251294</text:p>
          </table:table-cell>
          <table:table-cell office:value-type="string">
            <text:p>/northern-ireland/about-fsa-ni/advisorycommittee/nifacreginteres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602">
            <text:p>698602</text:p>
          </table:table-cell>
          <table:table-cell office:value-type="string">
            <text:p>/northern-ireland/about-fsa-ni/contactus/fsa-ni-offi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0011">
            <text:p>240011</text:p>
          </table:table-cell>
          <table:table-cell office:value-type="string">
            <text:p>/northern-ireland/about-fsa-ni/stakeforum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0913">
            <text:p>340913</text:p>
          </table:table-cell>
          <table:table-cell office:value-type="string">
            <text:p>/northern-ireland/about-fsa-ni/stakeforumni/consstake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0918">
            <text:p>340918</text:p>
          </table:table-cell>
          <table:table-cell office:value-type="string">
            <text:p>/northern-ireland/about-fsa-ni/stakeforumni/indstake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0293">
            <text:p>330293</text:p>
          </table:table-cell>
          <table:table-cell office:value-type="string">
            <text:p>/northern-ireland/niregul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4704">
            <text:p>314704</text:p>
          </table:table-cell>
          <table:table-cell office:value-type="string">
            <text:p>/northern-ireland/niregulation/niguidancenot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118">
            <text:p>649118</text:p>
          </table:table-cell>
          <table:table-cell office:value-type="string">
            <text:p>/northern-ireland/niregulation/niguidancenotes/basmati-rice-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864">
            <text:p>464864</text:p>
          </table:table-cell>
          <table:table-cell office:value-type="string">
            <text:p>/northern-ireland/niregulation/niguidancenotes/breadandflour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8813">
            <text:p>388813</text:p>
          </table:table-cell>
          <table:table-cell office:value-type="string">
            <text:p>/northern-ireland/niregulation/niguidancenotes/ceramicguideni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147">
            <text:p>649147</text:p>
          </table:table-cell>
          <table:table-cell office:value-type="string">
            <text:p>/northern-ireland/niregulation/niguidancenotes/choc-guidance-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271">
            <text:p>599271</text:p>
          </table:table-cell>
          <table:table-cell office:value-type="string">
            <text:p>/northern-ireland/niregulation/niguidancenotes/claims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134">
            <text:p>649134</text:p>
          </table:table-cell>
          <table:table-cell office:value-type="string">
            <text:p>/northern-ireland/niregulation/niguidancenotes/clear-food-labelling-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164">
            <text:p>649164</text:p>
          </table:table-cell>
          <table:table-cell office:value-type="string">
            <text:p>/northern-ireland/niregulation/niguidancenotes/condense-guidance-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339">
            <text:p>520339</text:p>
          </table:table-cell>
          <table:table-cell office:value-type="string">
            <text:p>/northern-ireland/niregulation/niguidancenotes/contamfoodregs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044">
            <text:p>500044</text:p>
          </table:table-cell>
          <table:table-cell office:value-type="string">
            <text:p>/northern-ireland/niregulation/niguidancenotes/cop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248">
            <text:p>623248</text:p>
          </table:table-cell>
          <table:table-cell office:value-type="string">
            <text:p>/northern-ireland/niregulation/niguidancenotes/copni/copnidoc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663">
            <text:p>539663</text:p>
          </table:table-cell>
          <table:table-cell office:value-type="string">
            <text:p>/northern-ireland/niregulation/niguidancenotes/fbomhoc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932">
            <text:p>528932</text:p>
          </table:table-cell>
          <table:table-cell office:value-type="string">
            <text:p>/northern-ireland/niregulation/niguidancenotes/fcicattlesheepgoa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112">
            <text:p>568112</text:p>
          </table:table-cell>
          <table:table-cell office:value-type="string">
            <text:p>/northern-ireland/niregulation/niguidancenotes/feedlaw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9221">
            <text:p>119221</text:p>
          </table:table-cell>
          <table:table-cell office:value-type="string">
            <text:p>/northern-ireland/niregulation/niguidancenotes/fishlabellingregs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608">
            <text:p>290608</text:p>
          </table:table-cell>
          <table:table-cell office:value-type="string">
            <text:p>/northern-ireland/niregulation/niguidancenotes/foodlabe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225">
            <text:p>599225</text:p>
          </table:table-cell>
          <table:table-cell office:value-type="string">
            <text:p>/northern-ireland/niregulation/niguidancenotes/foodsupp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547">
            <text:p>596547</text:p>
          </table:table-cell>
          <table:table-cell office:value-type="string">
            <text:p>/northern-ireland/niregulation/niguidancenotes/fortfoodsguidancescot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182">
            <text:p>649182</text:p>
          </table:table-cell>
          <table:table-cell office:value-type="string">
            <text:p>/northern-ireland/niregulation/niguidancenotes/fresh-pure-natural-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7951">
            <text:p>377951</text:p>
          </table:table-cell>
          <table:table-cell office:value-type="string">
            <text:p>/northern-ireland/niregulation/niguidancenotes/fruitjuiceguide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1097">
            <text:p>261097</text:p>
          </table:table-cell>
          <table:table-cell office:value-type="string">
            <text:p>/northern-ireland/niregulation/niguidancenotes/generalfoodsafetyguide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4606">
            <text:p>434606</text:p>
          </table:table-cell>
          <table:table-cell office:value-type="string">
            <text:p>/northern-ireland/niregulation/niguidancenotes/gmsampling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564">
            <text:p>537564</text:p>
          </table:table-cell>
          <table:table-cell office:value-type="string">
            <text:p>/northern-ireland/niregulation/niguidancenotes/guidefoodbus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3849">
            <text:p>193849</text:p>
          </table:table-cell>
          <table:table-cell office:value-type="string">
            <text:p>/northern-ireland/niregulation/niguidancenotes/homeslaughterlivestock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0913">
            <text:p>140913</text:p>
          </table:table-cell>
          <table:table-cell office:value-type="string">
            <text:p>/northern-ireland/niregulation/niguidancenotes/honeyregs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10">
            <text:p>649210</text:p>
          </table:table-cell>
          <table:table-cell office:value-type="string">
            <text:p>/northern-ireland/niregulation/niguidancenotes/infant-formula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25">
            <text:p>649225</text:p>
          </table:table-cell>
          <table:table-cell office:value-type="string">
            <text:p>/northern-ireland/niregulation/niguidancenotes/jam-regs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557">
            <text:p>567557</text:p>
          </table:table-cell>
          <table:table-cell office:value-type="string">
            <text:p>/northern-ireland/niregulation/niguidancenotes/marketinganimalfeed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39">
            <text:p>649239</text:p>
          </table:table-cell>
          <table:table-cell office:value-type="string">
            <text:p>/northern-ireland/niregulation/niguidancenotes/meat-prod-reg-bak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31">
            <text:p>649231</text:p>
          </table:table-cell>
          <table:table-cell office:value-type="string">
            <text:p>/northern-ireland/niregulation/niguidancenotes/meat-products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72">
            <text:p>649272</text:p>
          </table:table-cell>
          <table:table-cell office:value-type="string">
            <text:p>/northern-ireland/niregulation/niguidancenotes/milk-product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17">
            <text:p>649217</text:p>
          </table:table-cell>
          <table:table-cell office:value-type="string">
            <text:p>/northern-ireland/niregulation/niguidancenotes/mpr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911">
            <text:p>468911</text:p>
          </table:table-cell>
          <table:table-cell office:value-type="string">
            <text:p>/northern-ireland/niregulation/niguidancenotes/niguidance18320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8529">
            <text:p>98529</text:p>
          </table:table-cell>
          <table:table-cell office:value-type="string">
            <text:p>/northern-ireland/niregulation/niguidancenotes/originlabel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192">
            <text:p>649192</text:p>
          </table:table-cell>
          <table:table-cell office:value-type="string">
            <text:p>/northern-ireland/niregulation/niguidancenotes/particular-nut-guidance-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908">
            <text:p>487908</text:p>
          </table:table-cell>
          <table:table-cell office:value-type="string">
            <text:p>/northern-ireland/niregulation/niguidancenotes/plasticsguidance09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104">
            <text:p>558104</text:p>
          </table:table-cell>
          <table:table-cell office:value-type="string">
            <text:p>/northern-ireland/niregulation/niguidancenotes/primprodfoodfeedrecordkeepingreq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48">
            <text:p>649248</text:p>
          </table:table-cell>
          <table:table-cell office:value-type="string">
            <text:p>/northern-ireland/niregulation/niguidancenotes/quid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286">
            <text:p>128286</text:p>
          </table:table-cell>
          <table:table-cell office:value-type="string">
            <text:p>/northern-ireland/niregulation/niguidancenotes/specsugaregs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65">
            <text:p>649265</text:p>
          </table:table-cell>
          <table:table-cell office:value-type="string">
            <text:p>/northern-ireland/niregulation/niguidancenotes/spreadable-fat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841">
            <text:p>111841</text:p>
          </table:table-cell>
          <table:table-cell office:value-type="string">
            <text:p>/northern-ireland/niregulation/niguidancenotes/usebydategui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58">
            <text:p>649258</text:p>
          </table:table-cell>
          <table:table-cell office:value-type="string">
            <text:p>/northern-ireland/niregulation/niguidancenotes/veg-term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430">
            <text:p>425430</text:p>
          </table:table-cell>
          <table:table-cell office:value-type="string">
            <text:p>/northern-ireland/niregulation/niguidancenotes/water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office:value-type="string">
            <text:p>/northern-ireland/niregulation/regulations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7585">
            <text:p>317585</text:p>
          </table:table-cell>
          <table:table-cell office:value-type="string">
            <text:p>/northern-ireland/niregulation/regulationsni/foodhygreg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620">
            <text:p>306620</text:p>
          </table:table-cell>
          <table:table-cell office:value-type="string">
            <text:p>/northern-ireland/niregulation/regulationsni/northernirelandsr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276">
            <text:p>599276</text:p>
          </table:table-cell>
          <table:table-cell office:value-type="string">
            <text:p>/northern-ireland/niregulation/regulationsni/northernirelandsrbranch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354">
            <text:p>619354</text:p>
          </table:table-cell>
          <table:table-cell office:value-type="string">
            <text:p>/northern-ireland/niregulation/regulationsni/northernirelandsrbranch/2012/expfoodhyg.pdf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336">
            <text:p>607336</text:p>
          </table:table-cell>
          <table:table-cell office:value-type="string">
            <text:p>/northern-ireland/niregulation/regulationsni/northernirelandsrbranch/2012/foodhyg2012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346">
            <text:p>619346</text:p>
          </table:table-cell>
          <table:table-cell office:value-type="string">
            <text:p>/northern-ireland/niregulation/regulationsni/northernirelandsrbranch/2012/foodhygreg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374">
            <text:p>699374</text:p>
          </table:table-cell>
          <table:table-cell office:value-type="string">
            <text:p>/northern-ireland/niregulation/regulationsni/northernirelandsrbranch/2012/materialsincontact-regsnii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286">
            <text:p>599286</text:p>
          </table:table-cell>
          <table:table-cell office:value-type="string">
            <text:p>/northern-ireland/niregulation/regulationsni/northernirelandsrbranch/2012/prodchina2012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823">
            <text:p>659823</text:p>
          </table:table-cell>
          <table:table-cell office:value-type="string">
            <text:p>/northern-ireland/niregulation/regulationsni/northernirelandsrbranch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887">
            <text:p>703887</text:p>
          </table:table-cell>
          <table:table-cell office:value-type="string">
            <text:p>/northern-ireland/niregulation/regulationsni/northernirelandsrbranch/2013/animal-feed-2013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900">
            <text:p>677900</text:p>
          </table:table-cell>
          <table:table-cell office:value-type="string">
            <text:p>/northern-ireland/niregulation/regulationsni/northernirelandsrbranch/2013/china-products-2013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713">
            <text:p>687713</text:p>
          </table:table-cell>
          <table:table-cell office:value-type="string">
            <text:p>/northern-ireland/niregulation/regulationsni/northernirelandsrbranch/2013/contams-regs2013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371">
            <text:p>699371</text:p>
          </table:table-cell>
          <table:table-cell office:value-type="string">
            <text:p>/northern-ireland/niregulation/regulationsni/northernirelandsrbranch/2013/contamsinfood-regsni-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137">
            <text:p>686137</text:p>
          </table:table-cell>
          <table:table-cell office:value-type="string">
            <text:p>/northern-ireland/niregulation/regulationsni/northernirelandsrbranch/2013/fishregs2013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646">
            <text:p>686646</text:p>
          </table:table-cell>
          <table:table-cell office:value-type="string">
            <text:p>/northern-ireland/niregulation/regulationsni/northernirelandsrbranch/2013/food-additive-regs2013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894">
            <text:p>677894</text:p>
          </table:table-cell>
          <table:table-cell office:value-type="string">
            <text:p>/northern-ireland/niregulation/regulationsni/northernirelandsrbranch/2013/food-safety-2013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829">
            <text:p>659829</text:p>
          </table:table-cell>
          <table:table-cell office:value-type="string">
            <text:p>/northern-ireland/niregulation/regulationsni/northernirelandsrbranch/2013/foodregsni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298">
            <text:p>693298</text:p>
          </table:table-cell>
          <table:table-cell office:value-type="string">
            <text:p>/northern-ireland/niregulation/regulationsni/northernirelandsrbranch/2013/fruit-juice-nec-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678">
            <text:p>698678</text:p>
          </table:table-cell>
          <table:table-cell office:value-type="string">
            <text:p>/northern-ireland/niregulation/regulationsni/northernirelandsrbranch/2013/sprouting-seeds13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890">
            <text:p>703890</text:p>
          </table:table-cell>
          <table:table-cell office:value-type="string">
            <text:p>/northern-ireland/niregulation/regulationsni/northernirelandsrbranch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894">
            <text:p>703894</text:p>
          </table:table-cell>
          <table:table-cell office:value-type="string">
            <text:p>/northern-ireland/niregulation/regulationsni/northernirelandsrbranch/2014/infant-formula-2014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635">
            <text:p>306635</text:p>
          </table:table-cell>
          <table:table-cell office:value-type="string">
            <text:p>/northern-ireland/niregulation/regulationsni/northernirelandsrbranch/northernirelandsr200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633">
            <text:p>306633</text:p>
          </table:table-cell>
          <table:table-cell office:value-type="string">
            <text:p>/northern-ireland/niregulation/regulationsni/northernirelandsrbranch/northernirelandsr20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631">
            <text:p>306631</text:p>
          </table:table-cell>
          <table:table-cell office:value-type="string">
            <text:p>/northern-ireland/niregulation/regulationsni/northernirelandsrbranch/northernirelandsr20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629">
            <text:p>306629</text:p>
          </table:table-cell>
          <table:table-cell office:value-type="string">
            <text:p>/northern-ireland/niregulation/regulationsni/northernirelandsrbranch/northernirelandsr20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627">
            <text:p>306627</text:p>
          </table:table-cell>
          <table:table-cell office:value-type="string">
            <text:p>/northern-ireland/niregulation/regulationsni/northernirelandsrbranch/northernirelandsr20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622">
            <text:p>306622</text:p>
          </table:table-cell>
          <table:table-cell office:value-type="string">
            <text:p>/northern-ireland/niregulation/regulationsni/northernirelandsrbranch/northernirelandsr20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0069">
            <text:p>330069</text:p>
          </table:table-cell>
          <table:table-cell office:value-type="string">
            <text:p>/northern-ireland/niregulation/regulationsni/northernirelandsrbranch/northernirelandsr20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6002">
            <text:p>406002</text:p>
          </table:table-cell>
          <table:table-cell office:value-type="string">
            <text:p>/northern-ireland/niregulation/regulationsni/northernirelandsrbranch/northernirelandsr20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267">
            <text:p>446267</text:p>
          </table:table-cell>
          <table:table-cell office:value-type="string">
            <text:p>/northern-ireland/niregulation/regulationsni/northernirelandsrbranch/northernirelandsr20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272">
            <text:p>497272</text:p>
          </table:table-cell>
          <table:table-cell office:value-type="string">
            <text:p>/northern-ireland/niregulation/regulationsni/northernirelandsrbranch/northernirelandsr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375">
            <text:p>520375</text:p>
          </table:table-cell>
          <table:table-cell office:value-type="string">
            <text:p>/northern-ireland/niregulation/regulationsni/northernirelandsrbranch/northernirelandsr2009/bellingregsni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651">
            <text:p>511651</text:p>
          </table:table-cell>
          <table:table-cell office:value-type="string">
            <text:p>/northern-ireland/niregulation/regulationsni/northernirelandsrbranch/northernirelandsr2009/contamregsni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656">
            <text:p>511656</text:p>
          </table:table-cell>
          <table:table-cell office:value-type="string">
            <text:p>/northern-ireland/niregulation/regulationsni/northernirelandsrbranch/northernirelandsr2009/foodirradiationregs09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632">
            <text:p>535632</text:p>
          </table:table-cell>
          <table:table-cell office:value-type="string">
            <text:p>/northern-ireland/niregulation/regulationsni/northernirelandsrbranch/northernirelandsr2009/foodsuppsregs09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192">
            <text:p>528192</text:p>
          </table:table-cell>
          <table:table-cell office:value-type="string">
            <text:p>/northern-ireland/niregulation/regulationsni/northernirelandsrbranch/northernirelandsr2009/meatcontrolchargesregsni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322">
            <text:p>533322</text:p>
          </table:table-cell>
          <table:table-cell office:value-type="string">
            <text:p>/northern-ireland/niregulation/regulationsni/northernirelandsrbranch/northernirelandsr2009/officialcontrols2009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629">
            <text:p>535629</text:p>
          </table:table-cell>
          <table:table-cell office:value-type="string">
            <text:p>/northern-ireland/niregulation/regulationsni/northernirelandsrbranch/northernirelandsr2009/parnuts09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661">
            <text:p>511661</text:p>
          </table:table-cell>
          <table:table-cell office:value-type="string">
            <text:p>/northern-ireland/niregulation/regulationsni/northernirelandsrbranch/northernirelandsr2009/watersregs09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557">
            <text:p>535557</text:p>
          </table:table-cell>
          <table:table-cell office:value-type="string">
            <text:p>/northern-ireland/niregulation/regulationsni/northernirelandsrbranch/northernirelandsr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525">
            <text:p>556525</text:p>
          </table:table-cell>
          <table:table-cell office:value-type="string">
            <text:p>/northern-ireland/niregulation/regulationsni/northernirelandsrbranch/northernirelandsr2010/2010no29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079">
            <text:p>558079</text:p>
          </table:table-cell>
          <table:table-cell office:value-type="string">
            <text:p>/northern-ireland/niregulation/regulationsni/northernirelandsrbranch/northernirelandsr2010/animalfeedregs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363">
            <text:p>538363</text:p>
          </table:table-cell>
          <table:table-cell office:value-type="string">
            <text:p>/northern-ireland/niregulation/regulationsni/northernirelandsrbranch/northernirelandsr2010/drinkingwaterregs2010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173">
            <text:p>555173</text:p>
          </table:table-cell>
          <table:table-cell office:value-type="string">
            <text:p>/northern-ireland/niregulation/regulationsni/northernirelandsrbranch/northernirelandsr2010/feedregs2010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562">
            <text:p>535562</text:p>
          </table:table-cell>
          <table:table-cell office:value-type="string">
            <text:p>/northern-ireland/niregulation/regulationsni/northernirelandsrbranch/northernirelandsr2010/foodparnutusesregs2010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535">
            <text:p>556535</text:p>
          </table:table-cell>
          <table:table-cell office:value-type="string">
            <text:p>/northern-ireland/niregulation/regulationsni/northernirelandsrbranch/northernirelandsr2010/foodstuffs2010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302">
            <text:p>552302</text:p>
          </table:table-cell>
          <table:table-cell office:value-type="string">
            <text:p>/northern-ireland/niregulation/regulationsni/northernirelandsrbranch/northernirelandsr2010/nutclaims2010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762">
            <text:p>540762</text:p>
          </table:table-cell>
          <table:table-cell office:value-type="string">
            <text:p>/northern-ireland/niregulation/regulationsni/northernirelandsrbranch/northernirelandsr2010/regs127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875">
            <text:p>547875</text:p>
          </table:table-cell>
          <table:table-cell office:value-type="string">
            <text:p>/northern-ireland/niregulation/regulationsni/northernirelandsrbranch/northernirelandsr2010/usrice2010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958">
            <text:p>565958</text:p>
          </table:table-cell>
          <table:table-cell office:value-type="string">
            <text:p>/northern-ireland/niregulation/regulationsni/northernirelandsrbranch/northernirelandsr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300">
            <text:p>583300</text:p>
          </table:table-cell>
          <table:table-cell office:value-type="string">
            <text:p>/northern-ireland/niregulation/regulationsni/northernirelandsrbranch/northernirelandsr2011/extractionsolventsregs2011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377">
            <text:p>699377</text:p>
          </table:table-cell>
          <table:table-cell office:value-type="string">
            <text:p>/northern-ireland/niregulation/regulationsni/northernirelandsrbranch/northernirelandsr2011/foodlabelling-niregs-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973">
            <text:p>565973</text:p>
          </table:table-cell>
          <table:table-cell office:value-type="string">
            <text:p>/northern-ireland/niregulation/regulationsni/northernirelandsrbranch/northernirelandsr2011/jellycupsregsni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033">
            <text:p>569033</text:p>
          </table:table-cell>
          <table:table-cell office:value-type="string">
            <text:p>/northern-ireland/niregulation/regulationsni/northernirelandsrbranch/northernirelandsr2011/naturalmineral2011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296">
            <text:p>567296</text:p>
          </table:table-cell>
          <table:table-cell office:value-type="string">
            <text:p>/northern-ireland/niregulation/regulationsni/northernirelandsrbranch/northernirelandsr2011/offfeedfoodcontrolsregs2011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409">
            <text:p>580409</text:p>
          </table:table-cell>
          <table:table-cell office:value-type="string">
            <text:p>/northern-ireland/niregulation/regulationsni/northernirelandsrbranch/northernirelandsr2011/plastickitchenwareregs2011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806">
            <text:p>306806</text:p>
          </table:table-cell>
          <table:table-cell office:value-type="string">
            <text:p>/northern-ireland/niregulation/regulationsni/rianorthernire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8750">
            <text:p>378750</text:p>
          </table:table-cell>
          <table:table-cell office:value-type="string">
            <text:p>/northern-ireland/nutrition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645">
            <text:p>609645</text:p>
          </table:table-cell>
          <table:table-cell office:value-type="string">
            <text:p>/northern-ireland/nutritionni/caloriewi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648">
            <text:p>609648</text:p>
          </table:table-cell>
          <table:table-cell office:value-type="string">
            <text:p>/northern-ireland/nutritionni/caloriewise/caloriewise-suppor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664">
            <text:p>614664</text:p>
          </table:table-cell>
          <table:table-cell office:value-type="string">
            <text:p>/northern-ireland/nutritionni/eatwellplat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674">
            <text:p>614674</text:p>
          </table:table-cell>
          <table:table-cell office:value-type="string">
            <text:p>/northern-ireland/nutritionni/eatwellplate/eatwell-guidelin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793">
            <text:p>634793</text:p>
          </table:table-cell>
          <table:table-cell office:value-type="string">
            <text:p>/northern-ireland/nutritionni/folic-aci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009">
            <text:p>615009</text:p>
          </table:table-cell>
          <table:table-cell office:value-type="string">
            <text:p>/northern-ireland/nutritionni/fop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360">
            <text:p>648360</text:p>
          </table:table-cell>
          <table:table-cell office:value-type="string">
            <text:p>/northern-ireland/nutritionni/healthy-cate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961">
            <text:p>680961</text:p>
          </table:table-cell>
          <table:table-cell office:value-type="string">
            <text:p>/northern-ireland/nutritionni/healthy-catering/caterers-tip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973">
            <text:p>680973</text:p>
          </table:table-cell>
          <table:table-cell office:value-type="string">
            <text:p>/northern-ireland/nutritionni/healthy-catering/caterers-tips/balanced-diet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002">
            <text:p>681002</text:p>
          </table:table-cell>
          <table:table-cell office:value-type="string">
            <text:p>/northern-ireland/nutritionni/healthy-catering/caterers-tips/balanced-diet/dai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977">
            <text:p>680977</text:p>
          </table:table-cell>
          <table:table-cell office:value-type="string">
            <text:p>/northern-ireland/nutritionni/healthy-catering/caterers-tips/balanced-diet/fru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006">
            <text:p>681006</text:p>
          </table:table-cell>
          <table:table-cell office:value-type="string">
            <text:p>/northern-ireland/nutritionni/healthy-catering/caterers-tips/balanced-diet/hig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979">
            <text:p>680979</text:p>
          </table:table-cell>
          <table:table-cell office:value-type="string">
            <text:p>/northern-ireland/nutritionni/healthy-catering/caterers-tips/balanced-diet/protei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501">
            <text:p>681501</text:p>
          </table:table-cell>
          <table:table-cell office:value-type="string">
            <text:p>/northern-ireland/nutritionni/healthy-catering/caterers-tips/balanced-diet/sal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975">
            <text:p>680975</text:p>
          </table:table-cell>
          <table:table-cell office:value-type="string">
            <text:p>/northern-ireland/nutritionni/healthy-catering/caterers-tips/balanced-diet/st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971">
            <text:p>680971</text:p>
          </table:table-cell>
          <table:table-cell office:value-type="string">
            <text:p>/northern-ireland/nutritionni/healthy-catering/caterers-tips/catering-wh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611">
            <text:p>681611</text:p>
          </table:table-cell>
          <table:table-cell office:value-type="string">
            <text:p>/northern-ireland/nutritionni/healthy-catering/caterers-tips/men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834">
            <text:p>660834</text:p>
          </table:table-cell>
          <table:table-cell office:value-type="string">
            <text:p>/northern-ireland/nutritionni/ni-satfatenerg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8758">
            <text:p>378758</text:p>
          </table:table-cell>
          <table:table-cell office:value-type="string">
            <text:p>/northern-ireland/nutritionni/ninutritionhomeles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8821">
            <text:p>378821</text:p>
          </table:table-cell>
          <table:table-cell office:value-type="string">
            <text:p>/northern-ireland/nutritionni/niyoungpeopl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013">
            <text:p>716013</text:p>
          </table:table-cell>
          <table:table-cell office:value-type="string">
            <text:p>/northern-ireland/nutritionni/niyoungpeople/eatrigh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770">
            <text:p>514770</text:p>
          </table:table-cell>
          <table:table-cell office:value-type="string">
            <text:p>/northern-ireland/nutritionni/niyoungpeople/ewbing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781">
            <text:p>648781</text:p>
          </table:table-cell>
          <table:table-cell office:value-type="string">
            <text:p>/northern-ireland/nutritionni/niyoungpeople/food-route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804">
            <text:p>648804</text:p>
          </table:table-cell>
          <table:table-cell office:value-type="string">
            <text:p>/northern-ireland/nutritionni/niyoungpeople/food-route-ni/fr-seconda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807">
            <text:p>648807</text:p>
          </table:table-cell>
          <table:table-cell office:value-type="string">
            <text:p>/northern-ireland/nutritionni/niyoungpeople/food-route-ni/fr-secondary-11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792">
            <text:p>648792</text:p>
          </table:table-cell>
          <table:table-cell office:value-type="string">
            <text:p>/northern-ireland/nutritionni/niyoungpeople/food-route-ni/fr11-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798">
            <text:p>648798</text:p>
          </table:table-cell>
          <table:table-cell office:value-type="string">
            <text:p>/northern-ireland/nutritionni/niyoungpeople/food-route-ni/fr7-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6563">
            <text:p>256563</text:p>
          </table:table-cell>
          <table:table-cell office:value-type="string">
            <text:p>/northern-ireland/nutritionni/niyoungpeople/nutla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4642">
            <text:p>304642</text:p>
          </table:table-cell>
          <table:table-cell office:value-type="string">
            <text:p>/northern-ireland/nutritionni/niyoungpeople/nutlab/nutprofmo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670">
            <text:p>518670</text:p>
          </table:table-cell>
          <table:table-cell office:value-type="string">
            <text:p>/northern-ireland/nutritionni/niyoungpeople/survivorfor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11">
            <text:p>522211</text:p>
          </table:table-cell>
          <table:table-cell office:value-type="string">
            <text:p>/northern-ireland/nutritionni/niyoungpeople/survivorform/bestreadbefo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16">
            <text:p>522216</text:p>
          </table:table-cell>
          <table:table-cell office:value-type="string">
            <text:p>/northern-ireland/nutritionni/niyoungpeople/survivorform/bestreadbefore/aboutallergi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4633">
            <text:p>524633</text:p>
          </table:table-cell>
          <table:table-cell office:value-type="string">
            <text:p>/northern-ireland/nutritionni/niyoungpeople/survivorform/bestreadbefore/checkthelabe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14">
            <text:p>522214</text:p>
          </table:table-cell>
          <table:table-cell office:value-type="string">
            <text:p>/northern-ireland/nutritionni/niyoungpeople/survivorform/bestreadbefore/signpost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18">
            <text:p>522218</text:p>
          </table:table-cell>
          <table:table-cell office:value-type="string">
            <text:p>/northern-ireland/nutritionni/niyoungpeople/survivorform/bestreadbefore/usebyandbestbefor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31">
            <text:p>522231</text:p>
          </table:table-cell>
          <table:table-cell office:value-type="string">
            <text:p>/northern-ireland/nutritionni/niyoungpeople/survivorform/breadandbutterstuf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49">
            <text:p>522249</text:p>
          </table:table-cell>
          <table:table-cell office:value-type="string">
            <text:p>/northern-ireland/nutritionni/niyoungpeople/survivorform/breadandbutterstuff/cutdownonf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59">
            <text:p>522259</text:p>
          </table:table-cell>
          <table:table-cell office:value-type="string">
            <text:p>/northern-ireland/nutritionni/niyoungpeople/survivorform/breadandbutterstuff/eatlesssuga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33">
            <text:p>522233</text:p>
          </table:table-cell>
          <table:table-cell office:value-type="string">
            <text:p>/northern-ireland/nutritionni/niyoungpeople/survivorform/breadandbutterstuff/eatwellplat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73">
            <text:p>522273</text:p>
          </table:table-cell>
          <table:table-cell office:value-type="string">
            <text:p>/northern-ireland/nutritionni/niyoungpeople/survivorform/breadandbutterstuff/foodssourcenutrien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40">
            <text:p>522240</text:p>
          </table:table-cell>
          <table:table-cell office:value-type="string">
            <text:p>/northern-ireland/nutritionni/niyoungpeople/survivorform/breadandbutterstuff/fruitandve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43">
            <text:p>522243</text:p>
          </table:table-cell>
          <table:table-cell office:value-type="string">
            <text:p>/northern-ireland/nutritionni/niyoungpeople/survivorform/breadandbutterstuff/starchyfoo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64">
            <text:p>522264</text:p>
          </table:table-cell>
          <table:table-cell office:value-type="string">
            <text:p>/northern-ireland/nutritionni/niyoungpeople/survivorform/breadandbutterstuff/vegetarianandvegandie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261">
            <text:p>522261</text:p>
          </table:table-cell>
          <table:table-cell office:value-type="string">
            <text:p>/northern-ireland/nutritionni/niyoungpeople/survivorform/breadandbutterstuff/vitaminsandminera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428">
            <text:p>522428</text:p>
          </table:table-cell>
          <table:table-cell office:value-type="string">
            <text:p>/northern-ireland/nutritionni/niyoungpeople/survivorform/dontgetsic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540">
            <text:p>522540</text:p>
          </table:table-cell>
          <table:table-cell office:value-type="string">
            <text:p>/northern-ireland/nutritionni/niyoungpeople/survivorform/dontgetsick/chil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433">
            <text:p>522433</text:p>
          </table:table-cell>
          <table:table-cell office:value-type="string">
            <text:p>/northern-ireland/nutritionni/niyoungpeople/survivorform/dontgetsick/clean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603">
            <text:p>522603</text:p>
          </table:table-cell>
          <table:table-cell office:value-type="string">
            <text:p>/northern-ireland/nutritionni/niyoungpeople/survivorform/dontgetsick/cook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556">
            <text:p>522556</text:p>
          </table:table-cell>
          <table:table-cell office:value-type="string">
            <text:p>/northern-ireland/nutritionni/niyoungpeople/survivorform/dontgetsick/crosscontamin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573">
            <text:p>522573</text:p>
          </table:table-cell>
          <table:table-cell office:value-type="string">
            <text:p>/northern-ireland/nutritionni/niyoungpeople/survivorform/dontgetsick/foodpoison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371">
            <text:p>522371</text:p>
          </table:table-cell>
          <table:table-cell office:value-type="string">
            <text:p>/northern-ireland/nutritionni/niyoungpeople/survivorform/foodforthough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198">
            <text:p>522198</text:p>
          </table:table-cell>
          <table:table-cell office:value-type="string">
            <text:p>/northern-ireland/nutritionni/niyoungpeople/survivorform/howtosurviveonpeanu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363">
            <text:p>522363</text:p>
          </table:table-cell>
          <table:table-cell office:value-type="string">
            <text:p>/northern-ireland/nutritionni/niyoungpeople/survivorform/hungryformo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696">
            <text:p>522696</text:p>
          </table:table-cell>
          <table:table-cell office:value-type="string">
            <text:p>/northern-ireland/nutritionni/niyoungpeople/survivorform/lovelygrubbe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735">
            <text:p>522735</text:p>
          </table:table-cell>
          <table:table-cell office:value-type="string">
            <text:p>/northern-ireland/nutritionni/niyoungpeople/survivorform/lovelygrubbery/breakfas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702">
            <text:p>522702</text:p>
          </table:table-cell>
          <table:table-cell office:value-type="string">
            <text:p>/northern-ireland/nutritionni/niyoungpeople/survivorform/lovelygrubbery/cupboardessentia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723">
            <text:p>522723</text:p>
          </table:table-cell>
          <table:table-cell office:value-type="string">
            <text:p>/northern-ireland/nutritionni/niyoungpeople/survivorform/lovelygrubbery/essentialkitchenequipmen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741">
            <text:p>522741</text:p>
          </table:table-cell>
          <table:table-cell office:value-type="string">
            <text:p>/northern-ireland/nutritionni/niyoungpeople/survivorform/lovelygrubbery/lunchidea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714">
            <text:p>522714</text:p>
          </table:table-cell>
          <table:table-cell office:value-type="string">
            <text:p>/northern-ireland/nutritionni/niyoungpeople/survivorform/lovelygrubbery/preparingvegetab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840">
            <text:p>648840</text:p>
          </table:table-cell>
          <table:table-cell office:value-type="string">
            <text:p>/northern-ireland/nutritionni/niyoungpeople/whats-on-a-labe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994">
            <text:p>626994</text:p>
          </table:table-cell>
          <table:table-cell office:value-type="string">
            <text:p>/northern-ireland/nutritionni/salt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164">
            <text:p>643164</text:p>
          </table:table-cell>
          <table:table-cell office:value-type="string">
            <text:p>/northern-ireland/nutritionni/salt-ni/indust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7526">
            <text:p>627526</text:p>
          </table:table-cell>
          <table:table-cell office:value-type="string">
            <text:p>/northern-ireland/nutritionni/salt-ni/industry/bmpa-salt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174">
            <text:p>643174</text:p>
          </table:table-cell>
          <table:table-cell office:value-type="string">
            <text:p>/northern-ireland/nutritionni/salt-ni/industry/catering_commitmen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7661">
            <text:p>627661</text:p>
          </table:table-cell>
          <table:table-cell office:value-type="string">
            <text:p>/northern-ireland/nutritionni/salt-ni/industry/salt-brea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212">
            <text:p>643212</text:p>
          </table:table-cell>
          <table:table-cell office:value-type="string">
            <text:p>/northern-ireland/nutritionni/salt-ni/salt_campaig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523">
            <text:p>642523</text:p>
          </table:table-cell>
          <table:table-cell office:value-type="string">
            <text:p>/northern-ireland/nutritionni/salt-ni/salt_targe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527">
            <text:p>642527</text:p>
          </table:table-cell>
          <table:table-cell office:value-type="string">
            <text:p>/northern-ireland/nutritionni/salt-ni/salt_targets/salt_timeli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0490">
            <text:p>330490</text:p>
          </table:table-cell>
          <table:table-cell office:value-type="string">
            <text:p>/northern-ireland/research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139">
            <text:p>651139</text:p>
          </table:table-cell>
          <table:table-cell office:value-type="string">
            <text:p>/northern-ireland/researchni/fhrs-evaluation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362">
            <text:p>619362</text:p>
          </table:table-cell>
          <table:table-cell office:value-type="string">
            <text:p>/northern-ireland/researchni/fs12404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166">
            <text:p>680166</text:p>
          </table:table-cell>
          <table:table-cell office:value-type="string">
            <text:p>/northern-ireland/researchni/fs307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206">
            <text:p>680206</text:p>
          </table:table-cell>
          <table:table-cell office:value-type="string">
            <text:p>/northern-ireland/researchni/fs411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200">
            <text:p>680200</text:p>
          </table:table-cell>
          <table:table-cell office:value-type="string">
            <text:p>/northern-ireland/researchni/fs41101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319">
            <text:p>619319</text:p>
          </table:table-cell>
          <table:table-cell office:value-type="string">
            <text:p>/northern-ireland/researchni/fs524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340">
            <text:p>619340</text:p>
          </table:table-cell>
          <table:table-cell office:value-type="string">
            <text:p>/northern-ireland/researchni/fs5243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0507">
            <text:p>330507</text:p>
          </table:table-cell>
          <table:table-cell office:value-type="string">
            <text:p>/northern-ireland/safetyhygiene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427">
            <text:p>507427</text:p>
          </table:table-cell>
          <table:table-cell office:value-type="string">
            <text:p>/northern-ireland/safetyhygieneni/bingo/</text:p>
          </table:table-cell>
          <table:table-cell office:value-type="string">
            <text:p>Relation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318">
            <text:p>664318</text:p>
          </table:table-cell>
          <table:table-cell office:value-type="string">
            <text:p>/northern-ireland/safetyhygieneni/eve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0250">
            <text:p>330250</text:p>
          </table:table-cell>
          <table:table-cell office:value-type="string">
            <text:p>/northern-ireland/safetyhygieneni/safecatering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419">
            <text:p>566419</text:p>
          </table:table-cell>
          <table:table-cell office:value-type="string">
            <text:p>/northern-ireland/safetyhygieneni/shellfishmonitoring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110">
            <text:p>582110</text:p>
          </table:table-cell>
          <table:table-cell office:value-type="string">
            <text:p>/northern-ireland/safetyhygieneni/shellfishmonitoringni/endproducttestingshellfishtoxi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345">
            <text:p>609345</text:p>
          </table:table-cell>
          <table:table-cell office:value-type="string">
            <text:p>/northern-ireland/safetyhygieneni/shellfishmonitoringni/official-control-procedures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2580">
            <text:p>322580</text:p>
          </table:table-cell>
          <table:table-cell office:value-type="string">
            <text:p>/northern-ireland/ul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excluded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621224">
            <text:p>621224</text:p>
          </table:table-cell>
          <table:table-cell office:value-type="string">
            <text:p>/northern-ireland/</text:p>
          </table:table-cell>
          <table:table-cell office:value-type="string">
            <text:p>NationLandingPage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496341">
            <text:p>496341</text:p>
          </table:table-cell>
          <table:table-cell office:value-type="string">
            <text:p>/northern-ireland/about-fsa-ni/pressrelease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7304">
            <text:p>307304</text:p>
          </table:table-cell>
          <table:table-cell office:value-type="string">
            <text:p>/northern-ireland/about-fsa-ni/pressreleases/20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7401">
            <text:p>327401</text:p>
          </table:table-cell>
          <table:table-cell office:value-type="string">
            <text:p>/northern-ireland/about-fsa-ni/pressreleases/2006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7860">
            <text:p>347860</text:p>
          </table:table-cell>
          <table:table-cell office:value-type="string">
            <text:p>/northern-ireland/about-fsa-ni/pressreleases/2006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4495">
            <text:p>374495</text:p>
          </table:table-cell>
          <table:table-cell office:value-type="string">
            <text:p>/northern-ireland/about-fsa-ni/pressreleases/2006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0646">
            <text:p>310646</text:p>
          </table:table-cell>
          <table:table-cell office:value-type="string">
            <text:p>/northern-ireland/about-fsa-ni/pressreleases/2006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27">
            <text:p>623727</text:p>
          </table:table-cell>
          <table:table-cell office:value-type="string">
            <text:p>/northern-ireland/about-fsa-ni/pressreleases/2006/feb/fishnchipsni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67">
            <text:p>623767</text:p>
          </table:table-cell>
          <table:table-cell office:value-type="string">
            <text:p>/northern-ireland/about-fsa-ni/pressreleases/2006/feb/nifacagendachang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31">
            <text:p>623731</text:p>
          </table:table-cell>
          <table:table-cell office:value-type="string">
            <text:p>/northern-ireland/about-fsa-ni/pressreleases/2006/feb/wearewhatweeatp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7307">
            <text:p>307307</text:p>
          </table:table-cell>
          <table:table-cell office:value-type="string">
            <text:p>/northern-ireland/about-fsa-ni/pressreleases/2006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99">
            <text:p>623799</text:p>
          </table:table-cell>
          <table:table-cell office:value-type="string">
            <text:p>/northern-ireland/about-fsa-ni/pressreleases/2006/jan/coleaw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803">
            <text:p>623803</text:p>
          </table:table-cell>
          <table:table-cell office:value-type="string">
            <text:p>/northern-ireland/about-fsa-ni/pressreleases/2006/jan/elearningdegre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95">
            <text:p>623795</text:p>
          </table:table-cell>
          <table:table-cell office:value-type="string">
            <text:p>/northern-ireland/about-fsa-ni/pressreleases/2006/jan/nicalenda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3070">
            <text:p>343070</text:p>
          </table:table-cell>
          <table:table-cell office:value-type="string">
            <text:p>/northern-ireland/about-fsa-ni/pressreleases/2006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7670">
            <text:p>337670</text:p>
          </table:table-cell>
          <table:table-cell office:value-type="string">
            <text:p>/northern-ireland/about-fsa-ni/pressreleases/2006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835">
            <text:p>623835</text:p>
          </table:table-cell>
          <table:table-cell office:value-type="string">
            <text:p>/northern-ireland/about-fsa-ni/pressreleases/2006/jun/fridgeni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4425">
            <text:p>314425</text:p>
          </table:table-cell>
          <table:table-cell office:value-type="string">
            <text:p>/northern-ireland/about-fsa-ni/pressreleases/2006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839">
            <text:p>623839</text:p>
          </table:table-cell>
          <table:table-cell office:value-type="string">
            <text:p>/northern-ireland/about-fsa-ni/pressreleases/2006/mar/boghni06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91">
            <text:p>623791</text:p>
          </table:table-cell>
          <table:table-cell office:value-type="string">
            <text:p>/northern-ireland/about-fsa-ni/pressreleases/2006/mar/cas2005ni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83">
            <text:p>623783</text:p>
          </table:table-cell>
          <table:table-cell office:value-type="string">
            <text:p>/northern-ireland/about-fsa-ni/pressreleases/2006/mar/fsanistakemar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75">
            <text:p>623775</text:p>
          </table:table-cell>
          <table:table-cell office:value-type="string">
            <text:p>/northern-ireland/about-fsa-ni/pressreleases/2006/mar/nihamp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3109">
            <text:p>333109</text:p>
          </table:table-cell>
          <table:table-cell office:value-type="string">
            <text:p>/northern-ireland/about-fsa-ni/pressreleases/2006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7444">
            <text:p>367444</text:p>
          </table:table-cell>
          <table:table-cell office:value-type="string">
            <text:p>/northern-ireland/about-fsa-ni/pressreleases/2006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4582">
            <text:p>364582</text:p>
          </table:table-cell>
          <table:table-cell office:value-type="string">
            <text:p>/northern-ireland/about-fsa-ni/pressreleases/2006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863">
            <text:p>623863</text:p>
          </table:table-cell>
          <table:table-cell office:value-type="string">
            <text:p>/northern-ireland/about-fsa-ni/pressreleases/2006/oct/cookingbusni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1838">
            <text:p>351838</text:p>
          </table:table-cell>
          <table:table-cell office:value-type="string">
            <text:p>/northern-ireland/about-fsa-ni/pressreleases/2006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867">
            <text:p>623867</text:p>
          </table:table-cell>
          <table:table-cell office:value-type="string">
            <text:p>/northern-ireland/about-fsa-ni/pressreleases/2006/sep/fresherfood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2481">
            <text:p>382481</text:p>
          </table:table-cell>
          <table:table-cell office:value-type="string">
            <text:p>/northern-ireland/about-fsa-ni/pressreleases/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4666">
            <text:p>394666</text:p>
          </table:table-cell>
          <table:table-cell office:value-type="string">
            <text:p>/northern-ireland/about-fsa-ni/pressreleases/2007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146">
            <text:p>624146</text:p>
          </table:table-cell>
          <table:table-cell office:value-type="string">
            <text:p>/northern-ireland/about-fsa-ni/pressreleases/2007/apr/nifacmembers070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1693">
            <text:p>411693</text:p>
          </table:table-cell>
          <table:table-cell office:value-type="string">
            <text:p>/northern-ireland/about-fsa-ni/pressreleases/2007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827">
            <text:p>623827</text:p>
          </table:table-cell>
          <table:table-cell office:value-type="string">
            <text:p>/northern-ireland/about-fsa-ni/pressreleases/2007/aug/mariecuri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1883">
            <text:p>431883</text:p>
          </table:table-cell>
          <table:table-cell office:value-type="string">
            <text:p>/northern-ireland/about-fsa-ni/pressreleases/2007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174">
            <text:p>624174</text:p>
          </table:table-cell>
          <table:table-cell office:value-type="string">
            <text:p>/northern-ireland/about-fsa-ni/pressreleases/2007/dec/nicalendar2008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5238">
            <text:p>385238</text:p>
          </table:table-cell>
          <table:table-cell office:value-type="string">
            <text:p>/northern-ireland/about-fsa-ni/pressreleases/2007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936">
            <text:p>623936</text:p>
          </table:table-cell>
          <table:table-cell office:value-type="string">
            <text:p>/northern-ireland/about-fsa-ni/pressreleases/2007/feb/cas07ni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2483">
            <text:p>382483</text:p>
          </table:table-cell>
          <table:table-cell office:value-type="string">
            <text:p>/northern-ireland/about-fsa-ni/pressreleases/2007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879">
            <text:p>623879</text:p>
          </table:table-cell>
          <table:table-cell office:value-type="string">
            <text:p>/northern-ireland/about-fsa-ni/pressreleases/2007/jan/signpostni070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5966">
            <text:p>405966</text:p>
          </table:table-cell>
          <table:table-cell office:value-type="string">
            <text:p>/northern-ireland/about-fsa-ni/pressreleases/2007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033">
            <text:p>624033</text:p>
          </table:table-cell>
          <table:table-cell office:value-type="string">
            <text:p>/northern-ireland/about-fsa-ni/pressreleases/2007/jul/fsanihomelessnessandfo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9119">
            <text:p>399119</text:p>
          </table:table-cell>
          <table:table-cell office:value-type="string">
            <text:p>/northern-ireland/about-fsa-ni/pressreleases/2007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158">
            <text:p>624158</text:p>
          </table:table-cell>
          <table:table-cell office:value-type="string">
            <text:p>/northern-ireland/about-fsa-ni/pressreleases/2007/jun/macysschooltri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154">
            <text:p>624154</text:p>
          </table:table-cell>
          <table:table-cell office:value-type="string">
            <text:p>/northern-ireland/about-fsa-ni/pressreleases/2007/jun/nifacjune07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098">
            <text:p>624098</text:p>
          </table:table-cell>
          <table:table-cell office:value-type="string">
            <text:p>/northern-ireland/about-fsa-ni/pressreleases/2007/jun/trafficligh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126">
            <text:p>624126</text:p>
          </table:table-cell>
          <table:table-cell office:value-type="string">
            <text:p>/northern-ireland/about-fsa-ni/pressreleases/2007/jun/walkpar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9162">
            <text:p>389162</text:p>
          </table:table-cell>
          <table:table-cell office:value-type="string">
            <text:p>/northern-ireland/about-fsa-ni/pressreleases/2007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029">
            <text:p>624029</text:p>
          </table:table-cell>
          <table:table-cell office:value-type="string">
            <text:p>/northern-ireland/about-fsa-ni/pressreleases/2007/mar/nisaltlaunc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9142">
            <text:p>399142</text:p>
          </table:table-cell>
          <table:table-cell office:value-type="string">
            <text:p>/northern-ireland/about-fsa-ni/pressreleases/2007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130">
            <text:p>624130</text:p>
          </table:table-cell>
          <table:table-cell office:value-type="string">
            <text:p>/northern-ireland/about-fsa-ni/pressreleases/2007/may/nifacmeetmay07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150">
            <text:p>624150</text:p>
          </table:table-cell>
          <table:table-cell office:value-type="string">
            <text:p>/northern-ireland/about-fsa-ni/pressreleases/2007/may/prosecu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108">
            <text:p>425108</text:p>
          </table:table-cell>
          <table:table-cell office:value-type="string">
            <text:p>/northern-ireland/about-fsa-ni/pressreleases/2007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1476">
            <text:p>421476</text:p>
          </table:table-cell>
          <table:table-cell office:value-type="string">
            <text:p>/northern-ireland/about-fsa-ni/pressreleases/2007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110">
            <text:p>624110</text:p>
          </table:table-cell>
          <table:table-cell office:value-type="string">
            <text:p>/northern-ireland/about-fsa-ni/pressreleases/2007/oct/speedicoo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8223">
            <text:p>418223</text:p>
          </table:table-cell>
          <table:table-cell office:value-type="string">
            <text:p>/northern-ireland/about-fsa-ni/pressreleases/2007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386">
            <text:p>438386</text:p>
          </table:table-cell>
          <table:table-cell office:value-type="string">
            <text:p>/northern-ireland/about-fsa-ni/pressreleases/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481">
            <text:p>451481</text:p>
          </table:table-cell>
          <table:table-cell office:value-type="string">
            <text:p>/northern-ireland/about-fsa-ni/pressreleases/2008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382">
            <text:p>467382</text:p>
          </table:table-cell>
          <table:table-cell office:value-type="string">
            <text:p>/northern-ireland/about-fsa-ni/pressreleases/2008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2923">
            <text:p>482923</text:p>
          </table:table-cell>
          <table:table-cell office:value-type="string">
            <text:p>/northern-ireland/about-fsa-ni/pressreleases/2008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70">
            <text:p>624470</text:p>
          </table:table-cell>
          <table:table-cell office:value-type="string">
            <text:p>/northern-ireland/about-fsa-ni/pressreleases/2008/dec/calendar0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33">
            <text:p>624633</text:p>
          </table:table-cell>
          <table:table-cell office:value-type="string">
            <text:p>/northern-ireland/about-fsa-ni/pressreleases/2008/dec/meathygienecharging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80">
            <text:p>624480</text:p>
          </table:table-cell>
          <table:table-cell office:value-type="string">
            <text:p>/northern-ireland/about-fsa-ni/pressreleases/2008/dec/xmascard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150">
            <text:p>441150</text:p>
          </table:table-cell>
          <table:table-cell office:value-type="string">
            <text:p>/northern-ireland/about-fsa-ni/pressreleases/2008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282">
            <text:p>624282</text:p>
          </table:table-cell>
          <table:table-cell office:value-type="string">
            <text:p>/northern-ireland/about-fsa-ni/pressreleases/2008/feb/cas2007nip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389">
            <text:p>438389</text:p>
          </table:table-cell>
          <table:table-cell office:value-type="string">
            <text:p>/northern-ireland/about-fsa-ni/pressreleases/2008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250">
            <text:p>624250</text:p>
          </table:table-cell>
          <table:table-cell office:value-type="string">
            <text:p>/northern-ireland/about-fsa-ni/pressreleases/2008/jan/pigregsp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041">
            <text:p>464041</text:p>
          </table:table-cell>
          <table:table-cell office:value-type="string">
            <text:p>/northern-ireland/about-fsa-ni/pressreleases/2008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342">
            <text:p>624342</text:p>
          </table:table-cell>
          <table:table-cell office:value-type="string">
            <text:p>/northern-ireland/about-fsa-ni/pressreleases/2008/jul/fsaboardmeatchargingproposa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9613">
            <text:p>459613</text:p>
          </table:table-cell>
          <table:table-cell office:value-type="string">
            <text:p>/northern-ireland/about-fsa-ni/pressreleases/2008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390">
            <text:p>624390</text:p>
          </table:table-cell>
          <table:table-cell office:value-type="string">
            <text:p>/northern-ireland/about-fsa-ni/pressreleases/2008/jun/coldstor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362">
            <text:p>624362</text:p>
          </table:table-cell>
          <table:table-cell office:value-type="string">
            <text:p>/northern-ireland/about-fsa-ni/pressreleases/2008/jun/foodsafetyweek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508">
            <text:p>624508</text:p>
          </table:table-cell>
          <table:table-cell office:value-type="string">
            <text:p>/northern-ireland/about-fsa-ni/pressreleases/2008/jun/takenote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789">
            <text:p>446789</text:p>
          </table:table-cell>
          <table:table-cell office:value-type="string">
            <text:p>/northern-ireland/about-fsa-ni/pressreleases/2008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675">
            <text:p>455675</text:p>
          </table:table-cell>
          <table:table-cell office:value-type="string">
            <text:p>/northern-ireland/about-fsa-ni/pressreleases/2008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140">
            <text:p>479140</text:p>
          </table:table-cell>
          <table:table-cell office:value-type="string">
            <text:p>/northern-ireland/about-fsa-ni/pressreleases/2008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4550">
            <text:p>474550</text:p>
          </table:table-cell>
          <table:table-cell office:value-type="string">
            <text:p>/northern-ireland/about-fsa-ni/pressreleases/2008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113">
            <text:p>471113</text:p>
          </table:table-cell>
          <table:table-cell office:value-type="string">
            <text:p>/northern-ireland/about-fsa-ni/pressreleases/2008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572">
            <text:p>487572</text:p>
          </table:table-cell>
          <table:table-cell office:value-type="string">
            <text:p>/northern-ireland/about-fsa-ni/pressreleases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495">
            <text:p>500495</text:p>
          </table:table-cell>
          <table:table-cell office:value-type="string">
            <text:p>/northern-ireland/about-fsa-ni/pressreleases/2009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714">
            <text:p>511714</text:p>
          </table:table-cell>
          <table:table-cell office:value-type="string">
            <text:p>/northern-ireland/about-fsa-ni/pressreleases/2009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932">
            <text:p>526932</text:p>
          </table:table-cell>
          <table:table-cell office:value-type="string">
            <text:p>/northern-ireland/about-fsa-ni/pressreleases/2009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1417">
            <text:p>491417</text:p>
          </table:table-cell>
          <table:table-cell office:value-type="string">
            <text:p>/northern-ireland/about-fsa-ni/pressreleases/2009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581">
            <text:p>624581</text:p>
          </table:table-cell>
          <table:table-cell office:value-type="string">
            <text:p>/northern-ireland/about-fsa-ni/pressreleases/2009/feb/launchsatfatcampaig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575">
            <text:p>487575</text:p>
          </table:table-cell>
          <table:table-cell office:value-type="string">
            <text:p>/northern-ireland/about-fsa-ni/pressreleases/2009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869">
            <text:p>508869</text:p>
          </table:table-cell>
          <table:table-cell office:value-type="string">
            <text:p>/northern-ireland/about-fsa-ni/pressreleases/2009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5746">
            <text:p>505746</text:p>
          </table:table-cell>
          <table:table-cell office:value-type="string">
            <text:p>/northern-ireland/about-fsa-ni/pressreleases/2009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141">
            <text:p>497141</text:p>
          </table:table-cell>
          <table:table-cell office:value-type="string">
            <text:p>/northern-ireland/about-fsa-ni/pressreleases/2009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000">
            <text:p>503000</text:p>
          </table:table-cell>
          <table:table-cell office:value-type="string">
            <text:p>/northern-ireland/about-fsa-ni/pressreleases/2009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120">
            <text:p>523120</text:p>
          </table:table-cell>
          <table:table-cell office:value-type="string">
            <text:p>/northern-ireland/about-fsa-ni/pressreleases/2009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553">
            <text:p>518553</text:p>
          </table:table-cell>
          <table:table-cell office:value-type="string">
            <text:p>/northern-ireland/about-fsa-ni/pressreleases/2009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810">
            <text:p>624810</text:p>
          </table:table-cell>
          <table:table-cell office:value-type="string">
            <text:p>/northern-ireland/about-fsa-ni/pressreleases/2009/oct/sal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890">
            <text:p>514890</text:p>
          </table:table-cell>
          <table:table-cell office:value-type="string">
            <text:p>/northern-ireland/about-fsa-ni/pressreleases/2009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60">
            <text:p>529460</text:p>
          </table:table-cell>
          <table:table-cell office:value-type="string">
            <text:p>/northern-ireland/about-fsa-ni/pressreleases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133">
            <text:p>540133</text:p>
          </table:table-cell>
          <table:table-cell office:value-type="string">
            <text:p>/northern-ireland/about-fsa-ni/pressreleases/2010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007">
            <text:p>551007</text:p>
          </table:table-cell>
          <table:table-cell office:value-type="string">
            <text:p>/northern-ireland/about-fsa-ni/pressreleases/2010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697">
            <text:p>532697</text:p>
          </table:table-cell>
          <table:table-cell office:value-type="string">
            <text:p>/northern-ireland/about-fsa-ni/pressreleases/2010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63">
            <text:p>529463</text:p>
          </table:table-cell>
          <table:table-cell office:value-type="string">
            <text:p>/northern-ireland/about-fsa-ni/pressreleases/2010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783">
            <text:p>548783</text:p>
          </table:table-cell>
          <table:table-cell office:value-type="string">
            <text:p>/northern-ireland/about-fsa-ni/pressreleases/2010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782">
            <text:p>545782</text:p>
          </table:table-cell>
          <table:table-cell office:value-type="string">
            <text:p>/northern-ireland/about-fsa-ni/pressreleases/2010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34">
            <text:p>625034</text:p>
          </table:table-cell>
          <table:table-cell office:value-type="string">
            <text:p>/northern-ireland/about-fsa-ni/pressreleases/2010/jun/foodsafetywee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75">
            <text:p>536475</text:p>
          </table:table-cell>
          <table:table-cell office:value-type="string">
            <text:p>/northern-ireland/about-fsa-ni/pressreleases/2010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088">
            <text:p>543088</text:p>
          </table:table-cell>
          <table:table-cell office:value-type="string">
            <text:p>/northern-ireland/about-fsa-ni/pressreleases/2010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696">
            <text:p>553696</text:p>
          </table:table-cell>
          <table:table-cell office:value-type="string">
            <text:p>/northern-ireland/about-fsa-ni/pressreleases/2010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201">
            <text:p>562201</text:p>
          </table:table-cell>
          <table:table-cell office:value-type="string">
            <text:p>/northern-ireland/about-fsa-ni/pressreleases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432">
            <text:p>572432</text:p>
          </table:table-cell>
          <table:table-cell office:value-type="string">
            <text:p>/northern-ireland/about-fsa-ni/pressreleases/2011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114">
            <text:p>583114</text:p>
          </table:table-cell>
          <table:table-cell office:value-type="string">
            <text:p>/northern-ireland/about-fsa-ni/pressreleases/2011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759">
            <text:p>594759</text:p>
          </table:table-cell>
          <table:table-cell office:value-type="string">
            <text:p>/northern-ireland/about-fsa-ni/pressreleases/2011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06">
            <text:p>625106</text:p>
          </table:table-cell>
          <table:table-cell office:value-type="string">
            <text:p>/northern-ireland/about-fsa-ni/pressreleases/2011/dec/vegcampaign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445">
            <text:p>565445</text:p>
          </table:table-cell>
          <table:table-cell office:value-type="string">
            <text:p>/northern-ireland/about-fsa-ni/pressreleases/2011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203">
            <text:p>562203</text:p>
          </table:table-cell>
          <table:table-cell office:value-type="string">
            <text:p>/northern-ireland/about-fsa-ni/pressreleases/2011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056">
            <text:p>581056</text:p>
          </table:table-cell>
          <table:table-cell office:value-type="string">
            <text:p>/northern-ireland/about-fsa-ni/pressreleases/2011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744">
            <text:p>575744</text:p>
          </table:table-cell>
          <table:table-cell office:value-type="string">
            <text:p>/northern-ireland/about-fsa-ni/pressreleases/2011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458">
            <text:p>567458</text:p>
          </table:table-cell>
          <table:table-cell office:value-type="string">
            <text:p>/northern-ireland/about-fsa-ni/pressreleases/2011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740">
            <text:p>575740</text:p>
          </table:table-cell>
          <table:table-cell office:value-type="string">
            <text:p>/northern-ireland/about-fsa-ni/pressreleases/2011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570">
            <text:p>592570</text:p>
          </table:table-cell>
          <table:table-cell office:value-type="string">
            <text:p>/northern-ireland/about-fsa-ni/pressreleases/2011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380">
            <text:p>591380</text:p>
          </table:table-cell>
          <table:table-cell office:value-type="string">
            <text:p>/northern-ireland/about-fsa-ni/pressreleases/2011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966">
            <text:p>586966</text:p>
          </table:table-cell>
          <table:table-cell office:value-type="string">
            <text:p>/northern-ireland/about-fsa-ni/pressreleases/2011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671">
            <text:p>597671</text:p>
          </table:table-cell>
          <table:table-cell office:value-type="string">
            <text:p>/northern-ireland/about-fsa-ni/pressrelease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449">
            <text:p>601449</text:p>
          </table:table-cell>
          <table:table-cell office:value-type="string">
            <text:p>/northern-ireland/about-fsa-ni/pressreleases/2012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696">
            <text:p>597696</text:p>
          </table:table-cell>
          <table:table-cell office:value-type="string">
            <text:p>/northern-ireland/about-fsa-ni/pressreleases/2012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307">
            <text:p>617307</text:p>
          </table:table-cell>
          <table:table-cell office:value-type="string">
            <text:p>/northern-ireland/about-fsa-ni/pressreleases/2012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790">
            <text:p>613790</text:p>
          </table:table-cell>
          <table:table-cell office:value-type="string">
            <text:p>/northern-ireland/about-fsa-ni/pressreleases/2012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15">
            <text:p>623715</text:p>
          </table:table-cell>
          <table:table-cell office:value-type="string">
            <text:p>/northern-ireland/about-fsa-ni/pressreleases/2012/jun/nifs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205">
            <text:p>605205</text:p>
          </table:table-cell>
          <table:table-cell office:value-type="string">
            <text:p>/northern-ireland/about-fsa-ni/pressrelease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16305">
            <text:p>616305</text:p>
          </table:table-cell>
          <table:table-cell office:value-type="string">
            <text:p>/northern-ireland/news-updates/</text:p>
          </table:table-cell>
          <table:table-cell office:value-type="string">
            <text:p>Landing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47">
            <text:p>616347</text:p>
          </table:table-cell>
          <table:table-cell office:value-type="string">
            <text:p>/northern-ireland/news-updates/allergy-new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string">
            <text:p>/northern-ireland/about-fsa-ni/contactus/</text:p>
          </table:table-cell>
          <table:table-cell office:value-type="string">
            <text:p>ContactUs</text:p>
          </table:table-cell>
          <table:table-cell office:value-type="string">
            <text:p>en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float" office:value="616349">
            <text:p>616349</text:p>
          </table:table-cell>
          <table:table-cell office:value-type="string">
            <text:p>/northern-ireland/news-updates/allergy-new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52">
            <text:p>616352</text:p>
          </table:table-cell>
          <table:table-cell office:value-type="string">
            <text:p>/northern-ireland/news-updates/allergy-news/2012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755">
            <text:p>633755</text:p>
          </table:table-cell>
          <table:table-cell office:value-type="string">
            <text:p>/northern-ireland/news-updates/allergy-news/2012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369">
            <text:p>708369</text:p>
          </table:table-cell>
          <table:table-cell office:value-type="string">
            <text:p>/northern-ireland/news-updates/allergy-news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331">
            <text:p>710331</text:p>
          </table:table-cell>
          <table:table-cell office:value-type="string">
            <text:p>/northern-ireland/news-updates/allergy-news/2014/apri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373">
            <text:p>708373</text:p>
          </table:table-cell>
          <table:table-cell office:value-type="string">
            <text:p>/northern-ireland/news-updates/allergy-news/2014/m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09">
            <text:p>616309</text:p>
          </table:table-cell>
          <table:table-cell office:value-type="string">
            <text:p>/northern-ireland/news-updates/new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19">
            <text:p>616319</text:p>
          </table:table-cell>
          <table:table-cell office:value-type="string">
            <text:p>/northern-ireland/news-updates/news/2012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509">
            <text:p>625509</text:p>
          </table:table-cell>
          <table:table-cell office:value-type="string">
            <text:p>/northern-ireland/news-updates/news/2012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766">
            <text:p>646766</text:p>
          </table:table-cell>
          <table:table-cell office:value-type="string">
            <text:p>/northern-ireland/news-updates/news/2012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12">
            <text:p>616312</text:p>
          </table:table-cell>
          <table:table-cell office:value-type="string">
            <text:p>/northern-ireland/news-updates/news/2012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14">
            <text:p>616314</text:p>
          </table:table-cell>
          <table:table-cell office:value-type="string">
            <text:p>/northern-ireland/news-updates/news/2012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22">
            <text:p>616322</text:p>
          </table:table-cell>
          <table:table-cell office:value-type="string">
            <text:p>/northern-ireland/news-updates/new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16">
            <text:p>616316</text:p>
          </table:table-cell>
          <table:table-cell office:value-type="string">
            <text:p>/northern-ireland/news-updates/news/2012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605">
            <text:p>642605</text:p>
          </table:table-cell>
          <table:table-cell office:value-type="string">
            <text:p>/northern-ireland/news-updates/news/2012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654">
            <text:p>641654</text:p>
          </table:table-cell>
          <table:table-cell office:value-type="string">
            <text:p>/northern-ireland/news-updates/news/2012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39">
            <text:p>649339</text:p>
          </table:table-cell>
          <table:table-cell office:value-type="string">
            <text:p>/northern-ireland/news-updates/new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50">
            <text:p>663050</text:p>
          </table:table-cell>
          <table:table-cell office:value-type="string">
            <text:p>/northern-ireland/news-updates/news/2013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167">
            <text:p>696167</text:p>
          </table:table-cell>
          <table:table-cell office:value-type="string">
            <text:p>/northern-ireland/news-updates/news/2013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563">
            <text:p>653563</text:p>
          </table:table-cell>
          <table:table-cell office:value-type="string">
            <text:p>/northern-ireland/news-updates/news/2013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42">
            <text:p>649342</text:p>
          </table:table-cell>
          <table:table-cell office:value-type="string">
            <text:p>/northern-ireland/news-updates/news/2013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189">
            <text:p>676189</text:p>
          </table:table-cell>
          <table:table-cell office:value-type="string">
            <text:p>/northern-ireland/news-updates/news/2013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122">
            <text:p>674122</text:p>
          </table:table-cell>
          <table:table-cell office:value-type="string">
            <text:p>/northern-ireland/news-updates/news/2013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717">
            <text:p>660717</text:p>
          </table:table-cell>
          <table:table-cell office:value-type="string">
            <text:p>/northern-ireland/news-updates/news/2013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287">
            <text:p>694287</text:p>
          </table:table-cell>
          <table:table-cell office:value-type="string">
            <text:p>/northern-ireland/news-updates/news/2013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65">
            <text:p>687865</text:p>
          </table:table-cell>
          <table:table-cell office:value-type="string">
            <text:p>/northern-ireland/news-updates/news/2013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114">
            <text:p>699114</text:p>
          </table:table-cell>
          <table:table-cell office:value-type="string">
            <text:p>/northern-ireland/news-updates/news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469">
            <text:p>711469</text:p>
          </table:table-cell>
          <table:table-cell office:value-type="string">
            <text:p>/northern-ireland/news-updates/news/2014/Apri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460">
            <text:p>705460</text:p>
          </table:table-cell>
          <table:table-cell office:value-type="string">
            <text:p>/northern-ireland/news-updates/news/2014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117">
            <text:p>699117</text:p>
          </table:table-cell>
          <table:table-cell office:value-type="string">
            <text:p>/northern-ireland/news-updates/news/2014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195">
            <text:p>716195</text:p>
          </table:table-cell>
          <table:table-cell office:value-type="string">
            <text:p>/northern-ireland/news-updates/news/2014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041">
            <text:p>708041</text:p>
          </table:table-cell>
          <table:table-cell office:value-type="string">
            <text:p>/northern-ireland/news-updates/news/2014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724">
            <text:p>714724</text:p>
          </table:table-cell>
          <table:table-cell office:value-type="string">
            <text:p>/northern-ireland/news-updates/news/2014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57">
            <text:p>633457</text:p>
          </table:table-cell>
          <table:table-cell office:value-type="string">
            <text:p>/northern-ireland/news-updates/recalls-new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60">
            <text:p>633460</text:p>
          </table:table-cell>
          <table:table-cell office:value-type="string">
            <text:p>/northern-ireland/news-updates/recalls-news/2012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753">
            <text:p>642753</text:p>
          </table:table-cell>
          <table:table-cell office:value-type="string">
            <text:p>/northern-ireland/news-updates/recalls-news/2012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61">
            <text:p>633861</text:p>
          </table:table-cell>
          <table:table-cell office:value-type="string">
            <text:p>/northern-ireland/news-updates/recalls-news/2012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667">
            <text:p>665667</text:p>
          </table:table-cell>
          <table:table-cell office:value-type="string">
            <text:p>/northern-ireland/news-updates/recalls-new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670">
            <text:p>665670</text:p>
          </table:table-cell>
          <table:table-cell office:value-type="string">
            <text:p>/northern-ireland/news-updates/recalls-news/2013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662">
            <text:p>677662</text:p>
          </table:table-cell>
          <table:table-cell office:value-type="string">
            <text:p>/northern-ireland/news-updates/recalls-news/2013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1">
          <table:table-cell office:value-type="float" office:value="616307">
            <text:p>616307</text:p>
          </table:table-cell>
          <table:table-cell office:value-type="string">
            <text:p>/northern-ireland/news-updates/new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54">
            <text:p>633454</text:p>
          </table:table-cell>
          <table:table-cell office:value-type="string">
            <text:p>/northern-ireland/news-updates/recalls-new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1">
          <table:table-cell office:value-type="float" office:value="665198">
            <text:p>665198</text:p>
          </table:table-cell>
          <table:table-cell office:value-type="string">
            <text:p>/northern-ireland/safetyhygieneni/events/business-events/allerg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752">
            <text:p>665752</text:p>
          </table:table-cell>
          <table:table-cell office:value-type="string">
            <text:p>/northern-ireland/safetyhygieneni/events/business-events/bed-breakfas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774">
            <text:p>665774</text:p>
          </table:table-cell>
          <table:table-cell office:value-type="string">
            <text:p>/northern-ireland/safetyhygieneni/events/business-events/business-im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232">
            <text:p>665232</text:p>
          </table:table-cell>
          <table:table-cell office:value-type="string">
            <text:p>/northern-ireland/safetyhygieneni/events/business-events/business-outdoo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527">
            <text:p>666527</text:p>
          </table:table-cell>
          <table:table-cell office:value-type="string">
            <text:p>/northern-ireland/safetyhygieneni/events/business-events/compli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531">
            <text:p>666531</text:p>
          </table:table-cell>
          <table:table-cell office:value-type="string">
            <text:p>/northern-ireland/safetyhygieneni/events/business-events/safe-cate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224">
            <text:p>665224</text:p>
          </table:table-cell>
          <table:table-cell office:value-type="string">
            <text:p>/northern-ireland/safetyhygieneni/events/business-events/staff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float" office:value="666519">
            <text:p>666519</text:p>
          </table:table-cell>
          <table:table-cell office:value-type="string">
            <text:p>/northern-ireland/safetyhygieneni/events/visitors-events/allerg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511">
            <text:p>666511</text:p>
          </table:table-cell>
          <table:table-cell office:value-type="string">
            <text:p>/northern-ireland/safetyhygieneni/events/visitors-events/rat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news" table:style-name="ta1">
        <table:table-column table:style-name="co1" table:number-columns-repeated="4" table:default-cell-style-name="Default"/>
        <table:table-row table:style-name="ro1">
          <table:table-cell office:value-type="float" office:value="710273">
            <text:p>710273</text:p>
          </table:table-cell>
          <table:table-cell office:value-type="string">
            <text:p>/northern-ireland/news-updates/allergy-news/2014/april/wonderbar-chocol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387">
            <text:p>708387</text:p>
          </table:table-cell>
          <table:table-cell office:value-type="string">
            <text:p>/northern-ireland/news-updates/allergy-news/2014/march/karro-sausag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377">
            <text:p>708377</text:p>
          </table:table-cell>
          <table:table-cell office:value-type="string">
            <text:p>/northern-ireland/news-updates/allergy-news/2014/march/sausage-rol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950">
            <text:p>687950</text:p>
          </table:table-cell>
          <table:table-cell office:value-type="string">
            <text:p>/northern-ireland/news-updates/counterfe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497">
            <text:p>648497</text:p>
          </table:table-cell>
          <table:table-cell office:value-type="string">
            <text:p>/northern-ireland/news-updates/news/2012/dec/fir-consultation-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334">
            <text:p>648334</text:p>
          </table:table-cell>
          <table:table-cell office:value-type="string">
            <text:p>/northern-ireland/news-updates/news/2012/dec/ni-sampling-report-de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778">
            <text:p>646778</text:p>
          </table:table-cell>
          <table:table-cell office:value-type="string">
            <text:p>/northern-ireland/news-updates/news/2012/dec/nifac-de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641">
            <text:p>613641</text:p>
          </table:table-cell>
          <table:table-cell office:value-type="string">
            <text:p>/northern-ireland/news-updates/news/2012/jun/food-safety-wee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657">
            <text:p>641657</text:p>
          </table:table-cell>
          <table:table-cell office:value-type="string">
            <text:p>/northern-ireland/news-updates/news/2012/oct/hybrid-announce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655">
            <text:p>667655</text:p>
          </table:table-cell>
          <table:table-cell office:value-type="string">
            <text:p>/northern-ireland/news-updates/news/2013/apr/caloriewise-worksh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498">
            <text:p>666498</text:p>
          </table:table-cell>
          <table:table-cell office:value-type="string">
            <text:p>/northern-ireland/news-updates/news/2013/apr/ev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649">
            <text:p>696649</text:p>
          </table:table-cell>
          <table:table-cell office:value-type="string">
            <text:p>/northern-ireland/news-updates/news/2013/dec/aw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211">
            <text:p>696211</text:p>
          </table:table-cell>
          <table:table-cell office:value-type="string">
            <text:p>/northern-ireland/news-updates/news/2013/dec/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520">
            <text:p>698520</text:p>
          </table:table-cell>
          <table:table-cell office:value-type="string">
            <text:p>/northern-ireland/news-updates/news/2013/dec/ni-sixth-food-sampling-repor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733">
            <text:p>652733</text:p>
          </table:table-cell>
          <table:table-cell office:value-type="string">
            <text:p>/northern-ireland/news-updates/news/2013/feb/stat-fhrs-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969">
            <text:p>649969</text:p>
          </table:table-cell>
          <table:table-cell office:value-type="string">
            <text:p>/northern-ireland/news-updates/news/2013/jan/nifac-j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082">
            <text:p>679082</text:p>
          </table:table-cell>
          <table:table-cell office:value-type="string">
            <text:p>/northern-ireland/news-updates/news/2013/jul/carrier-bag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005">
            <text:p>678005</text:p>
          </table:table-cell>
          <table:table-cell office:value-type="string">
            <text:p>/northern-ireland/news-updates/news/2013/jul/ker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054">
            <text:p>676054</text:p>
          </table:table-cell>
          <table:table-cell office:value-type="string">
            <text:p>/northern-ireland/news-updates/news/2013/jun/food-and-yo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138">
            <text:p>674138</text:p>
          </table:table-cell>
          <table:table-cell office:value-type="string">
            <text:p>/northern-ireland/news-updates/news/2013/jun/fop-announcemen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251">
            <text:p>676251</text:p>
          </table:table-cell>
          <table:table-cell office:value-type="string">
            <text:p>/northern-ireland/news-updates/news/2013/jun/reports-pub-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723">
            <text:p>660723</text:p>
          </table:table-cell>
          <table:table-cell office:value-type="string">
            <text:p>/northern-ireland/news-updates/news/2013/mar/ni-training-manual6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67">
            <text:p>661267</text:p>
          </table:table-cell>
          <table:table-cell office:value-type="string">
            <text:p>/northern-ireland/news-updates/news/2013/mar/safe-catering-issue5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292">
            <text:p>694292</text:p>
          </table:table-cell>
          <table:table-cell office:value-type="string">
            <text:p>/northern-ireland/news-updates/news/2013/nov/mil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471">
            <text:p>711471</text:p>
          </table:table-cell>
          <table:table-cell office:value-type="string">
            <text:p>/northern-ireland/news-updates/news/2014/April/sentenc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463">
            <text:p>705463</text:p>
          </table:table-cell>
          <table:table-cell office:value-type="string">
            <text:p>/northern-ireland/news-updates/news/2014/feb/caterers-worksho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986">
            <text:p>699986</text:p>
          </table:table-cell>
          <table:table-cell office:value-type="string">
            <text:p>/northern-ireland/news-updates/news/2014/jan/food-labelling-invit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198">
            <text:p>716198</text:p>
          </table:table-cell>
          <table:table-cell office:value-type="string">
            <text:p>/northern-ireland/news-updates/news/2014/jun/fs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044">
            <text:p>708044</text:p>
          </table:table-cell>
          <table:table-cell office:value-type="string">
            <text:p>/northern-ireland/news-updates/news/2014/mar/reports-pub-2013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729">
            <text:p>714729</text:p>
          </table:table-cell>
          <table:table-cell office:value-type="string">
            <text:p>/northern-ireland/news-updates/news/2014/may/nifac-recrui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503">
            <text:p>633503</text:p>
          </table:table-cell>
          <table:table-cell office:value-type="string">
            <text:p>/northern-ireland/news-updates/recalls-news/2012/aug/britvic-ballygow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758">
            <text:p>642758</text:p>
          </table:table-cell>
          <table:table-cell office:value-type="string">
            <text:p>/northern-ireland/news-updates/recalls-news/2012/nov/lmmeats_w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208">
            <text:p>634208</text:p>
          </table:table-cell>
          <table:table-cell office:value-type="string">
            <text:p>/northern-ireland/news-updates/recalls-news/2012/sep/brasserie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344">
            <text:p>635344</text:p>
          </table:table-cell>
          <table:table-cell office:value-type="string">
            <text:p>/northern-ireland/news-updates/recalls-news/2012/sep/britvic-update-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64">
            <text:p>633864</text:p>
          </table:table-cell>
          <table:table-cell office:value-type="string">
            <text:p>/northern-ireland/news-updates/recalls-news/2012/sep/britvic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682">
            <text:p>665682</text:p>
          </table:table-cell>
          <table:table-cell office:value-type="string">
            <text:p>/northern-ireland/news-updates/recalls-news/2013/apr/kingshi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646">
            <text:p>677646</text:p>
          </table:table-cell>
          <table:table-cell office:value-type="string">
            <text:p>/northern-ireland/news-updates/recalls-news/2013/jul/island-sala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296">
            <text:p>643296</text:p>
          </table:table-cell>
          <table:table-cell office:value-type="string">
            <text:p>/northern-ireland/nutritionni/niyoungpeople/activ8n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</table:table>
      <table:table table:name="FAQ" table:style-name="ta1">
        <table:table-column table:style-name="co1" table:number-columns-repeated="4" table:default-cell-style-name="Default"/>
        <table:table-row table:style-name="ro1">
          <table:table-cell office:value-type="float" office:value="674296">
            <text:p>674296</text:p>
          </table:table-cell>
          <table:table-cell office:value-type="string">
            <text:p>/northern-ireland/nutritionni/fop-ni/fop-qa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402">
            <text:p>621402</text:p>
          </table:table-cell>
          <table:table-cell office:value-type="string">
            <text:p>/northern-ireland/nutritionni/niyoungpeople/nut-spec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</table:table>
      <table:table table:name="Tree" table:style-name="ta1">
        <table:table-column table:style-name="co1" table:number-columns-repeated="4" table:default-cell-style-name="Default"/>
        <table:table-row table:style-name="ro1">
          <table:table-cell office:value-type="float" office:value="666507">
            <text:p>666507</text:p>
          </table:table-cell>
          <table:table-cell office:value-type="string">
            <text:p>/northern-ireland/safetyhygieneni/events/visitors-event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085">
            <text:p>665085</text:p>
          </table:table-cell>
          <table:table-cell office:value-type="string">
            <text:p>/northern-ireland/safetyhygieneni/events/business-event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4:20:05.98</meta:creation-date>
    <dc:date>2014-07-26T14:33:39.54</dc:date>
    <meta:editing-duration>P0D</meta:editing-duration>
    <meta:editing-cycles>1</meta:editing-cycles>
    <meta:document-statistic meta:table-count="5" meta:cell-count="1768" meta:object-count="0"/>
    <meta:generator>LibreOffice/4.0.5.2$Windows_x86 LibreOffice_project/5464147a081647a250913f19c0715bca595af2f</meta:generator>
  </office:meta>
</office:document-meta>
</file>